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37a9cb" officeooo:paragraph-rsid="0037a9cb" fo:background-color="transparent"/>
    </style:style>
    <style:style style:name="P2" style:family="paragraph" style:parent-style-name="Standard">
      <style:text-properties officeooo:paragraph-rsid="0016b2c8" fo:background-color="transparent"/>
    </style:style>
    <style:style style:name="P3" style:family="paragraph" style:parent-style-name="Standard">
      <style:text-properties officeooo:rsid="000eb9e3" officeooo:paragraph-rsid="0016b2c8" fo:background-color="transparent"/>
    </style:style>
    <style:style style:name="P4" style:family="paragraph" style:parent-style-name="Standard">
      <style:text-properties officeooo:rsid="00131c4f" officeooo:paragraph-rsid="0016b2c8" fo:background-color="transparent"/>
    </style:style>
    <style:style style:name="P5" style:family="paragraph" style:parent-style-name="Standard">
      <style:text-properties officeooo:rsid="0101acbf" officeooo:paragraph-rsid="0101acbf" fo:background-color="transparent"/>
    </style:style>
    <style:style style:name="P6" style:family="paragraph" style:parent-style-name="Standard">
      <style:text-properties officeooo:rsid="0101acbf" officeooo:paragraph-rsid="010feaff" fo:background-color="transparent"/>
    </style:style>
    <style:style style:name="P7" style:family="paragraph" style:parent-style-name="Standard">
      <style:text-properties officeooo:rsid="0012acf1" officeooo:paragraph-rsid="0016b2c8"/>
    </style:style>
    <style:style style:name="P8" style:family="paragraph" style:parent-style-name="Standard">
      <style:text-properties officeooo:paragraph-rsid="01111b45"/>
    </style:style>
    <style:style style:name="P9" style:family="paragraph" style:parent-style-name="Standard">
      <style:text-properties officeooo:rsid="006ba389" officeooo:paragraph-rsid="0016b2c8"/>
    </style:style>
    <style:style style:name="P10" style:family="paragraph" style:parent-style-name="Standard">
      <style:text-properties officeooo:paragraph-rsid="006c47d2"/>
    </style:style>
    <style:style style:name="P11" style:family="paragraph" style:parent-style-name="Standard">
      <style:text-properties officeooo:paragraph-rsid="0016b2c8"/>
    </style:style>
    <style:style style:name="P12" style:family="paragraph" style:parent-style-name="Standard">
      <style:text-properties officeooo:rsid="000fec14" officeooo:paragraph-rsid="0016b2c8"/>
    </style:style>
    <style:style style:name="P13" style:family="paragraph" style:parent-style-name="Standard">
      <style:text-properties officeooo:paragraph-rsid="007508e5" fo:background-color="#ffff00"/>
    </style:style>
    <style:style style:name="P14" style:family="paragraph" style:parent-style-name="Standard">
      <style:text-properties officeooo:rsid="0078c2c6" officeooo:paragraph-rsid="0078c2c6" fo:background-color="#ffff00"/>
    </style:style>
    <style:style style:name="P15" style:family="paragraph" style:parent-style-name="Standard">
      <style:text-properties officeooo:rsid="00a8a814" officeooo:paragraph-rsid="00a8a814" fo:background-color="#ffff00"/>
    </style:style>
    <style:style style:name="P16" style:family="paragraph" style:parent-style-name="Standard">
      <style:text-properties officeooo:rsid="005d64b4" officeooo:paragraph-rsid="005d64b4" fo:background-color="#ffff00"/>
    </style:style>
    <style:style style:name="P17" style:family="paragraph" style:parent-style-name="Standard">
      <style:text-properties officeooo:rsid="010df237" officeooo:paragraph-rsid="0101acbf" fo:background-color="#ffff00"/>
    </style:style>
    <style:style style:name="P18" style:family="paragraph" style:parent-style-name="Standard">
      <style:text-properties officeooo:rsid="010df237" officeooo:paragraph-rsid="010feaff" fo:background-color="#ffff00"/>
    </style:style>
    <style:style style:name="P19" style:family="paragraph" style:parent-style-name="Standard">
      <style:text-properties officeooo:rsid="000eb9e3" officeooo:paragraph-rsid="0016b2c8"/>
    </style:style>
    <style:style style:name="P20" style:family="paragraph" style:parent-style-name="Standard">
      <style:text-properties officeooo:rsid="00180ea6" officeooo:paragraph-rsid="00180ea6"/>
    </style:style>
    <style:style style:name="P21" style:family="paragraph" style:parent-style-name="Standard">
      <style:text-properties officeooo:rsid="0021c442" officeooo:paragraph-rsid="0021c442"/>
    </style:style>
    <style:style style:name="P22" style:family="paragraph" style:parent-style-name="Standard">
      <style:text-properties officeooo:paragraph-rsid="00992935"/>
    </style:style>
    <style:style style:name="P23" style:family="paragraph" style:parent-style-name="Standard">
      <style:text-properties officeooo:paragraph-rsid="006f639d"/>
    </style:style>
    <style:style style:name="P24" style:family="paragraph" style:parent-style-name="Standard" style:list-style-name="L1">
      <style:text-properties officeooo:rsid="0102bd61" officeooo:paragraph-rsid="0102bd61" fo:background-color="transparent"/>
    </style:style>
    <style:style style:name="P25" style:family="paragraph" style:parent-style-name="Standard" style:list-style-name="L1">
      <style:text-properties officeooo:rsid="01034518" officeooo:paragraph-rsid="01034518" fo:background-color="transparent"/>
    </style:style>
    <style:style style:name="P26" style:family="paragraph" style:parent-style-name="Standard">
      <style:text-properties officeooo:rsid="0101acbf" officeooo:paragraph-rsid="010374b2" fo:background-color="transparent"/>
    </style:style>
    <style:style style:name="P27" style:family="paragraph" style:parent-style-name="Standard">
      <style:text-properties officeooo:rsid="0101acbf" officeooo:paragraph-rsid="0101acbf" fo:background-color="transparent"/>
    </style:style>
    <style:style style:name="P28" style:family="paragraph" style:parent-style-name="Standard" style:list-style-name="L2">
      <style:text-properties officeooo:rsid="010374b2" officeooo:paragraph-rsid="010374b2" fo:background-color="transparent"/>
    </style:style>
    <style:style style:name="P29" style:family="paragraph" style:parent-style-name="Standard" style:list-style-name="L3">
      <style:text-properties officeooo:rsid="010374b2" officeooo:paragraph-rsid="010374b2" fo:background-color="transparent"/>
    </style:style>
    <style:style style:name="P30" style:family="paragraph" style:parent-style-name="Standard">
      <style:text-properties officeooo:rsid="010374b2" officeooo:paragraph-rsid="010374b2" fo:background-color="transparent"/>
    </style:style>
    <style:style style:name="P31" style:family="paragraph" style:parent-style-name="Standard" style:list-style-name="L3">
      <style:text-properties officeooo:rsid="0103da76" officeooo:paragraph-rsid="0103da76" fo:background-color="transparent"/>
    </style:style>
    <style:style style:name="P32" style:family="paragraph" style:parent-style-name="Standard">
      <style:text-properties officeooo:rsid="010acb30" officeooo:paragraph-rsid="01093c62" fo:background-color="transparent"/>
    </style:style>
    <style:style style:name="P33" style:family="paragraph" style:parent-style-name="Standard" style:list-style-name="L5">
      <style:text-properties officeooo:rsid="0017e000" officeooo:paragraph-rsid="0017e000" fo:background-color="transparent"/>
    </style:style>
    <style:style style:name="P34" style:family="paragraph" style:parent-style-name="Standard" style:list-style-name="L7">
      <style:text-properties officeooo:rsid="0017e000" officeooo:paragraph-rsid="0017e000" fo:background-color="transparent"/>
    </style:style>
    <style:style style:name="P35" style:family="paragraph" style:parent-style-name="Standard" style:list-style-name="L6">
      <style:text-properties officeooo:rsid="004a340d" officeooo:paragraph-rsid="004a340d" fo:background-color="transparent"/>
    </style:style>
    <style:style style:name="P36" style:family="paragraph" style:parent-style-name="Standard" style:list-style-name="L7">
      <style:text-properties officeooo:rsid="007c8ee1" officeooo:paragraph-rsid="007c8ee1" fo:background-color="transparent"/>
    </style:style>
    <style:style style:name="P37" style:family="paragraph" style:parent-style-name="Standard" style:list-style-name="L7">
      <style:text-properties officeooo:rsid="004bbab1" officeooo:paragraph-rsid="004bbab1" fo:background-color="transparent"/>
    </style:style>
    <style:style style:name="P38" style:family="paragraph" style:parent-style-name="Standard" style:list-style-name="L9">
      <style:text-properties officeooo:rsid="00180ea6" officeooo:paragraph-rsid="00180ea6" fo:background-color="transparent"/>
    </style:style>
    <style:style style:name="P39" style:family="paragraph" style:parent-style-name="Standard" style:list-style-name="L10">
      <style:text-properties officeooo:rsid="001bb9cf" officeooo:paragraph-rsid="001bb9cf" fo:background-color="transparent"/>
    </style:style>
    <style:style style:name="P40" style:family="paragraph" style:parent-style-name="Standard" style:list-style-name="L10">
      <style:text-properties officeooo:rsid="001bb9cf" officeooo:paragraph-rsid="00c8cd63" fo:background-color="transparent"/>
    </style:style>
    <style:style style:name="P41" style:family="paragraph" style:parent-style-name="Standard" style:list-style-name="L10">
      <style:text-properties officeooo:rsid="0086b2e8" officeooo:paragraph-rsid="0086b2e8" fo:background-color="transparent"/>
    </style:style>
    <style:style style:name="P42" style:family="paragraph" style:parent-style-name="Standard" style:list-style-name="L10">
      <style:text-properties officeooo:rsid="0019d84c" officeooo:paragraph-rsid="0019d84c" fo:background-color="transparent"/>
    </style:style>
    <style:style style:name="P43" style:family="paragraph" style:parent-style-name="Standard" style:list-style-name="L10">
      <style:text-properties officeooo:paragraph-rsid="002baaef" fo:background-color="transparent"/>
    </style:style>
    <style:style style:name="P44" style:family="paragraph" style:parent-style-name="Standard" style:list-style-name="L23">
      <style:text-properties officeooo:rsid="00d0f990" officeooo:paragraph-rsid="00d0f990" fo:background-color="transparent"/>
    </style:style>
    <style:style style:name="P45" style:family="paragraph" style:parent-style-name="Standard" style:list-style-name="L28">
      <style:text-properties officeooo:rsid="010cc7d8" officeooo:paragraph-rsid="010feaff" fo:background-color="transparent"/>
    </style:style>
    <style:style style:name="P46" style:family="paragraph" style:parent-style-name="Standard" style:list-style-name="L28">
      <style:text-properties officeooo:rsid="010cc7d8" officeooo:paragraph-rsid="0119074b" fo:background-color="transparent"/>
    </style:style>
    <style:style style:name="P47" style:family="paragraph" style:parent-style-name="Standard" style:list-style-name="L29">
      <style:text-properties officeooo:rsid="010cc7d8" officeooo:paragraph-rsid="010feaff" fo:background-color="transparent"/>
    </style:style>
    <style:style style:name="P48" style:family="paragraph" style:parent-style-name="Standard" style:list-style-name="L28">
      <style:text-properties officeooo:rsid="0119074b" officeooo:paragraph-rsid="0119074b" fo:background-color="transparent"/>
    </style:style>
    <style:style style:name="P49" style:family="paragraph" style:parent-style-name="Standard" style:list-style-name="L29">
      <style:text-properties officeooo:rsid="0119074b" officeooo:paragraph-rsid="0119074b" fo:background-color="transparent"/>
    </style:style>
    <style:style style:name="P50" style:family="paragraph" style:parent-style-name="Standard" style:list-style-name="L31">
      <style:text-properties officeooo:rsid="011e0130" officeooo:paragraph-rsid="011e0130" fo:background-color="transparent"/>
    </style:style>
    <style:style style:name="P51" style:family="paragraph" style:parent-style-name="Standard" style:list-style-name="L1">
      <style:text-properties officeooo:rsid="01034518" officeooo:paragraph-rsid="01034518"/>
    </style:style>
    <style:style style:name="P52" style:family="paragraph" style:parent-style-name="Standard" style:list-style-name="L2">
      <style:text-properties officeooo:paragraph-rsid="010601bc"/>
    </style:style>
    <style:style style:name="P53" style:family="paragraph" style:parent-style-name="Standard" style:list-style-name="L3">
      <style:text-properties officeooo:paragraph-rsid="010374b2"/>
    </style:style>
    <style:style style:name="P54" style:family="paragraph" style:parent-style-name="Standard" style:list-style-name="L4">
      <style:text-properties officeooo:paragraph-rsid="01053ab1"/>
    </style:style>
    <style:style style:name="P55" style:family="paragraph" style:parent-style-name="Standard" style:list-style-name="L4">
      <style:text-properties officeooo:rsid="010900e7" officeooo:paragraph-rsid="010900e7"/>
    </style:style>
    <style:style style:name="P56" style:family="paragraph" style:parent-style-name="Standard" style:list-style-name="L5">
      <style:text-properties fo:color="#000000" officeooo:rsid="00ed0f04" officeooo:paragraph-rsid="00ed0f04" fo:background-color="transparent"/>
    </style:style>
    <style:style style:name="P57" style:family="paragraph" style:parent-style-name="Standard" style:list-style-name="L7">
      <style:text-properties officeooo:paragraph-rsid="004661ac"/>
    </style:style>
    <style:style style:name="P58" style:family="paragraph" style:parent-style-name="Standard" style:list-style-name="L7">
      <style:text-properties officeooo:paragraph-rsid="004acbef"/>
    </style:style>
    <style:style style:name="P59" style:family="paragraph" style:parent-style-name="Standard" style:list-style-name="L8">
      <style:text-properties officeooo:paragraph-rsid="0079bd6c"/>
    </style:style>
    <style:style style:name="P60" style:family="paragraph" style:parent-style-name="Standard" style:list-style-name="L10">
      <style:text-properties officeooo:paragraph-rsid="001bb9cf"/>
    </style:style>
    <style:style style:name="P61" style:family="paragraph" style:parent-style-name="Standard" style:list-style-name="L10">
      <style:text-properties officeooo:paragraph-rsid="0085f269"/>
    </style:style>
    <style:style style:name="P62" style:family="paragraph" style:parent-style-name="Standard" style:list-style-name="L10">
      <style:text-properties officeooo:paragraph-rsid="00914928"/>
    </style:style>
    <style:style style:name="P63" style:family="paragraph" style:parent-style-name="Standard" style:list-style-name="L10">
      <style:text-properties officeooo:paragraph-rsid="00875da0"/>
    </style:style>
    <style:style style:name="P64" style:family="paragraph" style:parent-style-name="Standard" style:list-style-name="L10">
      <style:text-properties officeooo:paragraph-rsid="001a4d20"/>
    </style:style>
    <style:style style:name="P65" style:family="paragraph" style:parent-style-name="Standard" style:list-style-name="L10">
      <style:text-properties officeooo:paragraph-rsid="002d962f"/>
    </style:style>
    <style:style style:name="P66" style:family="paragraph" style:parent-style-name="Standard" style:list-style-name="L10">
      <style:text-properties officeooo:paragraph-rsid="002e5b34"/>
    </style:style>
    <style:style style:name="P67" style:family="paragraph" style:parent-style-name="Standard" style:list-style-name="L11">
      <style:text-properties officeooo:paragraph-rsid="0095c911"/>
    </style:style>
    <style:style style:name="P68" style:family="paragraph" style:parent-style-name="Standard" style:list-style-name="L11">
      <style:text-properties officeooo:paragraph-rsid="0027eb62"/>
    </style:style>
    <style:style style:name="P69" style:family="paragraph" style:parent-style-name="Standard" style:list-style-name="L11">
      <style:text-properties officeooo:paragraph-rsid="0039a6fd"/>
    </style:style>
    <style:style style:name="P70" style:family="paragraph" style:parent-style-name="Standard" style:list-style-name="L11">
      <style:text-properties officeooo:paragraph-rsid="009c7950"/>
    </style:style>
    <style:style style:name="P71" style:family="paragraph" style:parent-style-name="Standard" style:list-style-name="L11">
      <style:text-properties officeooo:paragraph-rsid="00da097d"/>
    </style:style>
    <style:style style:name="P72" style:family="paragraph" style:parent-style-name="Standard" style:list-style-name="L11">
      <style:text-properties officeooo:paragraph-rsid="00446d9a"/>
    </style:style>
    <style:style style:name="P73" style:family="paragraph" style:parent-style-name="Standard" style:list-style-name="L11">
      <style:text-properties officeooo:rsid="0020bfe1" officeooo:paragraph-rsid="0020bfe1"/>
    </style:style>
    <style:style style:name="P74" style:family="paragraph" style:parent-style-name="Standard" style:list-style-name="L12">
      <style:text-properties officeooo:paragraph-rsid="00180ea6"/>
    </style:style>
    <style:style style:name="P75" style:family="paragraph" style:parent-style-name="Standard" style:list-style-name="L12">
      <style:text-properties officeooo:rsid="001f0a17" officeooo:paragraph-rsid="001f0a17"/>
    </style:style>
    <style:style style:name="P76" style:family="paragraph" style:parent-style-name="Standard" style:list-style-name="L13">
      <style:text-properties officeooo:rsid="00da4ba3" officeooo:paragraph-rsid="00da4ba3"/>
    </style:style>
    <style:style style:name="P77" style:family="paragraph" style:parent-style-name="Standard" style:list-style-name="L14">
      <style:text-properties officeooo:paragraph-rsid="00224611"/>
    </style:style>
    <style:style style:name="P78" style:family="paragraph" style:parent-style-name="Standard" style:list-style-name="L14">
      <style:text-properties officeooo:paragraph-rsid="00da4ba3"/>
    </style:style>
    <style:style style:name="P79" style:family="paragraph" style:parent-style-name="Standard" style:list-style-name="L14">
      <style:text-properties officeooo:paragraph-rsid="0041799e"/>
    </style:style>
    <style:style style:name="P80" style:family="paragraph" style:parent-style-name="Standard" style:list-style-name="L14">
      <style:text-properties officeooo:paragraph-rsid="0022dd66"/>
    </style:style>
    <style:style style:name="P81" style:family="paragraph" style:parent-style-name="Standard" style:list-style-name="L14">
      <style:text-properties officeooo:paragraph-rsid="0031a35b"/>
    </style:style>
    <style:style style:name="P82" style:family="paragraph" style:parent-style-name="Standard" style:list-style-name="L14">
      <style:text-properties officeooo:paragraph-rsid="0037a9cb"/>
    </style:style>
    <style:style style:name="P83" style:family="paragraph" style:parent-style-name="Standard" style:list-style-name="L14">
      <style:text-properties officeooo:paragraph-rsid="0034666f"/>
    </style:style>
    <style:style style:name="P84" style:family="paragraph" style:parent-style-name="Standard" style:list-style-name="L14">
      <style:text-properties officeooo:rsid="0031a35b" officeooo:paragraph-rsid="003f191f"/>
    </style:style>
    <style:style style:name="P85" style:family="paragraph" style:parent-style-name="Standard" style:list-style-name="L15">
      <style:text-properties officeooo:rsid="00ead5c8" officeooo:paragraph-rsid="00ead5c8"/>
    </style:style>
    <style:style style:name="P86" style:family="paragraph" style:parent-style-name="Standard" style:list-style-name="L16">
      <style:text-properties officeooo:paragraph-rsid="00aa487e"/>
    </style:style>
    <style:style style:name="P87" style:family="paragraph" style:parent-style-name="Standard" style:list-style-name="L17">
      <style:text-properties officeooo:paragraph-rsid="001bb9cf"/>
    </style:style>
    <style:style style:name="P88" style:family="paragraph" style:parent-style-name="Standard" style:list-style-name="L17">
      <style:text-properties officeooo:paragraph-rsid="005362f3"/>
    </style:style>
    <style:style style:name="P89" style:family="paragraph" style:parent-style-name="Standard" style:list-style-name="L17">
      <style:text-properties officeooo:paragraph-rsid="001fb9f0"/>
    </style:style>
    <style:style style:name="P90" style:family="paragraph" style:parent-style-name="Standard" style:list-style-name="L17">
      <style:text-properties officeooo:rsid="0041799e" officeooo:paragraph-rsid="0041799e"/>
    </style:style>
    <style:style style:name="P91" style:family="paragraph" style:parent-style-name="Standard" style:list-style-name="L17">
      <style:text-properties officeooo:rsid="001fb9f0" officeooo:paragraph-rsid="001fb9f0"/>
    </style:style>
    <style:style style:name="P92" style:family="paragraph" style:parent-style-name="Standard" style:list-style-name="L18">
      <style:text-properties officeooo:rsid="0034666f" officeooo:paragraph-rsid="00aaa67a"/>
    </style:style>
    <style:style style:name="P93" style:family="paragraph" style:parent-style-name="Standard" style:list-style-name="L19">
      <style:text-properties officeooo:paragraph-rsid="00340c6c"/>
    </style:style>
    <style:style style:name="P94" style:family="paragraph" style:parent-style-name="Standard" style:list-style-name="L19">
      <style:text-properties officeooo:rsid="0082d5ca" officeooo:paragraph-rsid="0082d5ca"/>
    </style:style>
    <style:style style:name="P95" style:family="paragraph" style:parent-style-name="Standard" style:list-style-name="L19">
      <style:text-properties officeooo:rsid="002d962f" officeooo:paragraph-rsid="002d962f"/>
    </style:style>
    <style:style style:name="P96" style:family="paragraph" style:parent-style-name="Standard" style:list-style-name="L20">
      <style:text-properties officeooo:rsid="0012acf1" officeooo:paragraph-rsid="00aba21d"/>
    </style:style>
    <style:style style:name="P97" style:family="paragraph" style:parent-style-name="Standard" style:list-style-name="L21">
      <style:text-properties officeooo:paragraph-rsid="008226f7"/>
    </style:style>
    <style:style style:name="P98" style:family="paragraph" style:parent-style-name="Standard" style:list-style-name="L21">
      <style:text-properties officeooo:paragraph-rsid="00ed0f04"/>
    </style:style>
    <style:style style:name="P99" style:family="paragraph" style:parent-style-name="Standard" style:list-style-name="L21">
      <style:text-properties officeooo:rsid="004acbef" officeooo:paragraph-rsid="004acbef"/>
    </style:style>
    <style:style style:name="P100" style:family="paragraph" style:parent-style-name="Standard" style:list-style-name="L22">
      <style:text-properties officeooo:paragraph-rsid="0050fdfa"/>
    </style:style>
    <style:style style:name="P101" style:family="paragraph" style:parent-style-name="Standard" style:list-style-name="L22">
      <style:text-properties officeooo:paragraph-rsid="00bf38dd"/>
    </style:style>
    <style:style style:name="P102" style:family="paragraph" style:parent-style-name="Standard" style:list-style-name="L22">
      <style:text-properties officeooo:paragraph-rsid="00bd4b6b"/>
    </style:style>
    <style:style style:name="P103" style:family="paragraph" style:parent-style-name="Standard" style:list-style-name="L22">
      <style:text-properties officeooo:paragraph-rsid="00fc01df"/>
    </style:style>
    <style:style style:name="P104" style:family="paragraph" style:parent-style-name="Standard" style:list-style-name="L22">
      <style:text-properties officeooo:paragraph-rsid="00b79df8"/>
    </style:style>
    <style:style style:name="P105" style:family="paragraph" style:parent-style-name="Standard" style:list-style-name="L22">
      <style:text-properties officeooo:paragraph-rsid="005697cf"/>
    </style:style>
    <style:style style:name="P106" style:family="paragraph" style:parent-style-name="Standard" style:list-style-name="L22">
      <style:text-properties officeooo:paragraph-rsid="005f323d"/>
    </style:style>
    <style:style style:name="P107" style:family="paragraph" style:parent-style-name="Standard" style:list-style-name="L22">
      <style:text-properties officeooo:paragraph-rsid="006305b6"/>
    </style:style>
    <style:style style:name="P108" style:family="paragraph" style:parent-style-name="Standard" style:list-style-name="L22">
      <style:text-properties officeooo:paragraph-rsid="0064f8ce"/>
    </style:style>
    <style:style style:name="P109" style:family="paragraph" style:parent-style-name="Standard" style:list-style-name="L22">
      <style:text-properties officeooo:rsid="009a366b" officeooo:paragraph-rsid="009a366b"/>
    </style:style>
    <style:style style:name="P110" style:family="paragraph" style:parent-style-name="Standard" style:list-style-name="L22">
      <style:text-properties officeooo:rsid="005be77b" officeooo:paragraph-rsid="005be77b"/>
    </style:style>
    <style:style style:name="P111" style:family="paragraph" style:parent-style-name="Standard" style:list-style-name="L22">
      <style:text-properties officeooo:rsid="00629562" officeooo:paragraph-rsid="00629562"/>
    </style:style>
    <style:style style:name="P112" style:family="paragraph" style:parent-style-name="Standard" style:list-style-name="L22">
      <style:text-properties officeooo:rsid="006305b6" officeooo:paragraph-rsid="006305b6"/>
    </style:style>
    <style:style style:name="P113" style:family="paragraph" style:parent-style-name="Standard" style:list-style-name="L22">
      <style:text-properties officeooo:rsid="005f323d" officeooo:paragraph-rsid="005f323d"/>
    </style:style>
    <style:style style:name="P114" style:family="paragraph" style:parent-style-name="Standard" style:list-style-name="L22">
      <style:text-properties officeooo:rsid="006095fb" officeooo:paragraph-rsid="006095fb"/>
    </style:style>
    <style:style style:name="P115" style:family="paragraph" style:parent-style-name="Standard" style:list-style-name="L22">
      <style:text-properties officeooo:rsid="006790c6" officeooo:paragraph-rsid="006790c6"/>
    </style:style>
    <style:style style:name="P116" style:family="paragraph" style:parent-style-name="Standard" style:list-style-name="L24">
      <style:text-properties officeooo:paragraph-rsid="007043ea"/>
    </style:style>
    <style:style style:name="P117" style:family="paragraph" style:parent-style-name="Standard" style:list-style-name="L25">
      <style:text-properties officeooo:paragraph-rsid="00ac719d"/>
    </style:style>
    <style:style style:name="P118" style:family="paragraph" style:parent-style-name="Standard" style:list-style-name="L25">
      <style:text-properties officeooo:paragraph-rsid="006c47d2"/>
    </style:style>
    <style:style style:name="P119" style:family="paragraph" style:parent-style-name="Standard" style:list-style-name="L25">
      <style:text-properties officeooo:rsid="006c47d2" officeooo:paragraph-rsid="006c47d2"/>
    </style:style>
    <style:style style:name="P120" style:family="paragraph" style:parent-style-name="Standard" style:list-style-name="L26">
      <style:text-properties officeooo:rsid="007043ea" officeooo:paragraph-rsid="007043ea"/>
    </style:style>
    <style:style style:name="P121" style:family="paragraph" style:parent-style-name="Standard" style:list-style-name="L26">
      <style:text-properties officeooo:rsid="007043ea" officeooo:paragraph-rsid="00ad4d9c"/>
    </style:style>
    <style:style style:name="P122" style:family="paragraph" style:parent-style-name="Standard" style:list-style-name="L26">
      <style:text-properties officeooo:rsid="007043ea" officeooo:paragraph-rsid="00ad7190"/>
    </style:style>
    <style:style style:name="P123" style:family="paragraph" style:parent-style-name="Standard" style:list-style-name="L26">
      <style:text-properties officeooo:rsid="0071226c" officeooo:paragraph-rsid="0071226c"/>
    </style:style>
    <style:style style:name="P124" style:family="paragraph" style:parent-style-name="Standard">
      <style:text-properties officeooo:rsid="0071226c" officeooo:paragraph-rsid="0071226c"/>
    </style:style>
    <style:style style:name="P125" style:family="paragraph" style:parent-style-name="Standard" style:list-style-name="L27">
      <style:text-properties officeooo:paragraph-rsid="01111b45"/>
    </style:style>
    <style:style style:name="P126" style:family="paragraph" style:parent-style-name="Standard" style:list-style-name="L27">
      <style:text-properties officeooo:paragraph-rsid="0112bd1d"/>
    </style:style>
    <style:style style:name="P127" style:family="paragraph" style:parent-style-name="Standard" style:list-style-name="L27">
      <style:text-properties officeooo:paragraph-rsid="0115291d"/>
    </style:style>
    <style:style style:name="P128" style:family="paragraph" style:parent-style-name="Standard" style:list-style-name="L27">
      <style:text-properties officeooo:rsid="0115291d" officeooo:paragraph-rsid="0115291d"/>
    </style:style>
    <style:style style:name="P129" style:family="paragraph" style:parent-style-name="Standard" style:list-style-name="L29">
      <style:text-properties officeooo:paragraph-rsid="010feaff"/>
    </style:style>
    <style:style style:name="P130" style:family="paragraph" style:parent-style-name="Standard">
      <style:text-properties officeooo:paragraph-rsid="01093c62"/>
    </style:style>
    <style:style style:name="P131" style:family="paragraph" style:parent-style-name="Standard">
      <style:text-properties officeooo:rsid="010df237" officeooo:paragraph-rsid="010feaff" fo:background-color="#ffff00"/>
    </style:style>
    <style:style style:name="P132" style:family="paragraph" style:parent-style-name="Standard" style:list-style-name="L28">
      <style:text-properties officeooo:rsid="010df237" officeooo:paragraph-rsid="0119074b" fo:background-color="#ffff00"/>
    </style:style>
    <style:style style:name="P133" style:family="paragraph" style:parent-style-name="Standard" style:list-style-name="L31">
      <style:text-properties officeooo:paragraph-rsid="011e0130"/>
    </style:style>
    <style:style style:name="P134" style:family="paragraph" style:parent-style-name="Standard">
      <style:text-properties officeooo:rsid="011fe2f4" officeooo:paragraph-rsid="011fe2f4"/>
    </style:style>
    <style:style style:name="T1" style:family="text">
      <style:text-properties officeooo:rsid="00180ea6"/>
    </style:style>
    <style:style style:name="T2" style:family="text">
      <style:text-properties officeooo:rsid="001a4d20"/>
    </style:style>
    <style:style style:name="T3" style:family="text">
      <style:text-properties officeooo:rsid="001bb9cf"/>
    </style:style>
    <style:style style:name="T4" style:family="text">
      <style:text-properties officeooo:rsid="00224611"/>
    </style:style>
    <style:style style:name="T5" style:family="text">
      <style:text-properties officeooo:rsid="0022dd66"/>
    </style:style>
    <style:style style:name="T6" style:family="text">
      <style:text-properties officeooo:rsid="00252cfa"/>
    </style:style>
    <style:style style:name="T7" style:family="text">
      <style:text-properties officeooo:rsid="002621c9"/>
    </style:style>
    <style:style style:name="T8" style:family="text">
      <style:text-properties officeooo:rsid="00275a5a"/>
    </style:style>
    <style:style style:name="T9" style:family="text">
      <style:text-properties officeooo:rsid="0027eb62"/>
    </style:style>
    <style:style style:name="T10" style:family="text">
      <style:text-properties officeooo:rsid="00297e1b"/>
    </style:style>
    <style:style style:name="T11" style:family="text">
      <style:text-properties officeooo:rsid="002a9d2a"/>
    </style:style>
    <style:style style:name="T12" style:family="text">
      <style:text-properties officeooo:rsid="002baaef"/>
    </style:style>
    <style:style style:name="T13" style:family="text">
      <style:text-properties officeooo:rsid="002d962f"/>
    </style:style>
    <style:style style:name="T14" style:family="text">
      <style:text-properties officeooo:rsid="00302710"/>
    </style:style>
    <style:style style:name="T15" style:family="text">
      <style:text-properties officeooo:rsid="0035d726"/>
    </style:style>
    <style:style style:name="T16" style:family="text">
      <style:text-properties officeooo:rsid="0037a9cb"/>
    </style:style>
    <style:style style:name="T17" style:family="text">
      <style:text-properties officeooo:rsid="006f639d" fo:background-color="#ffff00" loext:char-shading-value="0"/>
    </style:style>
    <style:style style:name="T18" style:family="text">
      <style:text-properties officeooo:rsid="006c47d2" fo:background-color="#ffff00" loext:char-shading-value="0"/>
    </style:style>
    <style:style style:name="T19" style:family="text">
      <style:text-properties officeooo:rsid="0075aebe" fo:background-color="#ffff00" loext:char-shading-value="0"/>
    </style:style>
    <style:style style:name="T20" style:family="text">
      <style:text-properties officeooo:rsid="005697cf" fo:background-color="#ffff00" loext:char-shading-value="0"/>
    </style:style>
    <style:style style:name="T21" style:family="text">
      <style:text-properties officeooo:rsid="007508e5" fo:background-color="#ffff00" loext:char-shading-value="0"/>
    </style:style>
    <style:style style:name="T22" style:family="text">
      <style:text-properties officeooo:rsid="009ab33a" fo:background-color="#ffff00" loext:char-shading-value="0"/>
    </style:style>
    <style:style style:name="T23" style:family="text">
      <style:text-properties officeooo:rsid="00992935" fo:background-color="#ffff00" loext:char-shading-value="0"/>
    </style:style>
    <style:style style:name="T24" style:family="text">
      <style:text-properties officeooo:rsid="010900e7" fo:background-color="#ffff00" loext:char-shading-value="0"/>
    </style:style>
    <style:style style:name="T25" style:family="text">
      <style:text-properties officeooo:rsid="01093c62" fo:background-color="#ffff00" loext:char-shading-value="0"/>
    </style:style>
    <style:style style:name="T26" style:family="text">
      <style:text-properties officeooo:rsid="01177c91" fo:background-color="#ffff00" loext:char-shading-value="0"/>
    </style:style>
    <style:style style:name="T27" style:family="text">
      <style:text-properties officeooo:rsid="010acb30" fo:background-color="#ffff00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2e5b34" fo:background-color="transparent" loext:char-shading-value="0"/>
    </style:style>
    <style:style style:name="T30" style:family="text">
      <style:text-properties officeooo:rsid="004661ac" fo:background-color="transparent" loext:char-shading-value="0"/>
    </style:style>
    <style:style style:name="T31" style:family="text">
      <style:text-properties officeooo:rsid="004acbef" fo:background-color="transparent" loext:char-shading-value="0"/>
    </style:style>
    <style:style style:name="T32" style:family="text">
      <style:text-properties officeooo:rsid="0073ad5d" fo:background-color="transparent" loext:char-shading-value="0"/>
    </style:style>
    <style:style style:name="T33" style:family="text">
      <style:text-properties officeooo:rsid="00769436" fo:background-color="transparent" loext:char-shading-value="0"/>
    </style:style>
    <style:style style:name="T34" style:family="text">
      <style:text-properties officeooo:rsid="0076d609" fo:background-color="transparent" loext:char-shading-value="0"/>
    </style:style>
    <style:style style:name="T35" style:family="text">
      <style:text-properties officeooo:rsid="0079bd6c" fo:background-color="transparent" loext:char-shading-value="0"/>
    </style:style>
    <style:style style:name="T36" style:family="text">
      <style:text-properties officeooo:rsid="0085f269" fo:background-color="transparent" loext:char-shading-value="0"/>
    </style:style>
    <style:style style:name="T37" style:family="text">
      <style:text-properties officeooo:rsid="00875da0" fo:background-color="transparent" loext:char-shading-value="0"/>
    </style:style>
    <style:style style:name="T38" style:family="text">
      <style:text-properties officeooo:rsid="00888615" fo:background-color="transparent" loext:char-shading-value="0"/>
    </style:style>
    <style:style style:name="T39" style:family="text">
      <style:text-properties officeooo:rsid="00929f14" fo:background-color="transparent" loext:char-shading-value="0"/>
    </style:style>
    <style:style style:name="T40" style:family="text">
      <style:text-properties officeooo:rsid="002d962f" fo:background-color="transparent" loext:char-shading-value="0"/>
    </style:style>
    <style:style style:name="T41" style:family="text">
      <style:text-properties officeooo:rsid="00a7cc7f" fo:background-color="transparent" loext:char-shading-value="0"/>
    </style:style>
    <style:style style:name="T42" style:family="text">
      <style:text-properties officeooo:rsid="001bb9cf" fo:background-color="transparent" loext:char-shading-value="0"/>
    </style:style>
    <style:style style:name="T43" style:family="text">
      <style:text-properties officeooo:rsid="008fa00e" fo:background-color="transparent" loext:char-shading-value="0"/>
    </style:style>
    <style:style style:name="T44" style:family="text">
      <style:text-properties officeooo:rsid="00a9cf94" fo:background-color="transparent" loext:char-shading-value="0"/>
    </style:style>
    <style:style style:name="T45" style:family="text">
      <style:text-properties officeooo:rsid="00914928" fo:background-color="transparent" loext:char-shading-value="0"/>
    </style:style>
    <style:style style:name="T46" style:family="text">
      <style:text-properties officeooo:rsid="00afa91c" fo:background-color="transparent" loext:char-shading-value="0"/>
    </style:style>
    <style:style style:name="T47" style:family="text">
      <style:text-properties officeooo:rsid="00f3f46a" fo:background-color="transparent" loext:char-shading-value="0"/>
    </style:style>
    <style:style style:name="T48" style:family="text">
      <style:text-properties officeooo:rsid="00f78468" fo:background-color="transparent" loext:char-shading-value="0"/>
    </style:style>
    <style:style style:name="T49" style:family="text">
      <style:text-properties officeooo:rsid="010374b2" fo:background-color="transparent" loext:char-shading-value="0"/>
    </style:style>
    <style:style style:name="T50" style:family="text">
      <style:text-properties officeooo:rsid="010601bc" fo:background-color="transparent" loext:char-shading-value="0"/>
    </style:style>
    <style:style style:name="T51" style:family="text">
      <style:text-properties officeooo:rsid="010900e7" fo:background-color="transparent" loext:char-shading-value="0"/>
    </style:style>
    <style:style style:name="T52" style:family="text">
      <style:text-properties officeooo:rsid="01053ab1" fo:background-color="transparent" loext:char-shading-value="0"/>
    </style:style>
    <style:style style:name="T53" style:family="text">
      <style:text-properties officeooo:rsid="010cc7d8" fo:background-color="transparent" loext:char-shading-value="0"/>
    </style:style>
    <style:style style:name="T54" style:family="text">
      <style:text-properties officeooo:rsid="010dcd8d" fo:background-color="transparent" loext:char-shading-value="0"/>
    </style:style>
    <style:style style:name="T55" style:family="text">
      <style:text-properties officeooo:rsid="0119074b" fo:background-color="transparent" loext:char-shading-value="0"/>
    </style:style>
    <style:style style:name="T56" style:family="text">
      <style:text-properties officeooo:rsid="011e0130" fo:background-color="transparent" loext:char-shading-value="0"/>
    </style:style>
    <style:style style:name="T57" style:family="text">
      <style:text-properties fo:color="#000000"/>
    </style:style>
    <style:style style:name="T58" style:family="text">
      <style:text-properties officeooo:rsid="003b44b9"/>
    </style:style>
    <style:style style:name="T59" style:family="text">
      <style:text-properties officeooo:rsid="003f8535"/>
    </style:style>
    <style:style style:name="T60" style:family="text">
      <style:text-properties officeooo:rsid="00409ca8"/>
    </style:style>
    <style:style style:name="T61" style:family="text">
      <style:text-properties officeooo:rsid="0041799e"/>
    </style:style>
    <style:style style:name="T62" style:family="text">
      <style:text-properties officeooo:rsid="004da1d7"/>
    </style:style>
    <style:style style:name="T63" style:family="text">
      <style:text-properties officeooo:rsid="0050fdfa"/>
    </style:style>
    <style:style style:name="T64" style:family="text">
      <style:text-properties officeooo:rsid="00563bf0"/>
    </style:style>
    <style:style style:name="T65" style:family="text">
      <style:text-properties officeooo:rsid="005697cf"/>
    </style:style>
    <style:style style:name="T66" style:family="text">
      <style:text-properties officeooo:rsid="0056d410"/>
    </style:style>
    <style:style style:name="T67" style:family="text">
      <style:text-properties officeooo:rsid="0058dba6"/>
    </style:style>
    <style:style style:name="T68" style:family="text">
      <style:text-properties officeooo:rsid="005f323d"/>
    </style:style>
    <style:style style:name="T69" style:family="text">
      <style:text-properties officeooo:rsid="0061af7d"/>
    </style:style>
    <style:style style:name="T70" style:family="text">
      <style:text-properties officeooo:rsid="00629562"/>
    </style:style>
    <style:style style:name="T71" style:family="text">
      <style:text-properties officeooo:rsid="006305b6"/>
    </style:style>
    <style:style style:name="T72" style:family="text">
      <style:text-properties officeooo:rsid="0064f8ce"/>
    </style:style>
    <style:style style:name="T73" style:family="text">
      <style:text-properties officeooo:rsid="0066fd3c"/>
    </style:style>
    <style:style style:name="T74" style:family="text">
      <style:text-properties officeooo:rsid="006790c6"/>
    </style:style>
    <style:style style:name="T75" style:family="text">
      <style:text-properties officeooo:rsid="00698236"/>
    </style:style>
    <style:style style:name="T76" style:family="text">
      <style:text-properties officeooo:rsid="006ae675"/>
    </style:style>
    <style:style style:name="T77" style:family="text">
      <style:text-properties officeooo:rsid="006c47d2"/>
    </style:style>
    <style:style style:name="T78" style:family="text">
      <style:text-properties officeooo:rsid="006e1542"/>
    </style:style>
    <style:style style:name="T79" style:family="text">
      <style:text-properties officeooo:rsid="00703563"/>
    </style:style>
    <style:style style:name="T80" style:family="text">
      <style:text-properties officeooo:rsid="007043ea"/>
    </style:style>
    <style:style style:name="T81" style:family="text">
      <style:text-properties officeooo:rsid="00720346"/>
    </style:style>
    <style:style style:name="T82" style:family="text">
      <style:text-properties officeooo:rsid="004acbef"/>
    </style:style>
    <style:style style:name="T83" style:family="text">
      <style:text-properties officeooo:rsid="007508e5"/>
    </style:style>
    <style:style style:name="T84" style:family="text">
      <style:text-properties officeooo:rsid="00769436"/>
    </style:style>
    <style:style style:name="T85" style:family="text">
      <style:text-properties officeooo:rsid="0077fbc9"/>
    </style:style>
    <style:style style:name="T86" style:family="text">
      <style:text-properties officeooo:rsid="0078c2c6"/>
    </style:style>
    <style:style style:name="T87" style:family="text">
      <style:text-properties officeooo:rsid="007b34b9"/>
    </style:style>
    <style:style style:name="T88" style:family="text">
      <style:text-properties officeooo:rsid="0034666f"/>
    </style:style>
    <style:style style:name="T89" style:family="text">
      <style:text-properties officeooo:rsid="008226f7"/>
    </style:style>
    <style:style style:name="T90" style:family="text">
      <style:text-properties officeooo:rsid="0084147f"/>
    </style:style>
    <style:style style:name="T91" style:family="text">
      <style:text-properties officeooo:rsid="0085f269"/>
    </style:style>
    <style:style style:name="T92" style:family="text">
      <style:text-properties officeooo:rsid="008a2dd3"/>
    </style:style>
    <style:style style:name="T93" style:family="text">
      <style:text-properties officeooo:rsid="008ac9a2"/>
    </style:style>
    <style:style style:name="T94" style:family="text">
      <style:text-properties officeooo:rsid="0095c911"/>
    </style:style>
    <style:style style:name="T95" style:family="text">
      <style:text-properties officeooo:rsid="009b3b13"/>
    </style:style>
    <style:style style:name="T96" style:family="text">
      <style:text-properties officeooo:rsid="009bbcff"/>
    </style:style>
    <style:style style:name="T97" style:family="text">
      <style:text-properties officeooo:rsid="009c7950"/>
    </style:style>
    <style:style style:name="T98" style:family="text">
      <style:text-properties officeooo:rsid="009f07ce"/>
    </style:style>
    <style:style style:name="T99" style:family="text">
      <style:text-properties officeooo:rsid="00a2a095"/>
    </style:style>
    <style:style style:name="T100" style:family="text">
      <style:text-properties officeooo:rsid="00a45395"/>
    </style:style>
    <style:style style:name="T101" style:family="text">
      <style:text-properties officeooo:rsid="0039a6fd"/>
    </style:style>
    <style:style style:name="T102" style:family="text">
      <style:text-properties officeooo:rsid="00a592c8"/>
    </style:style>
    <style:style style:name="T103" style:family="text">
      <style:text-properties officeooo:rsid="00a713ab"/>
    </style:style>
    <style:style style:name="T104" style:family="text">
      <style:text-properties officeooo:rsid="00a821c5"/>
    </style:style>
    <style:style style:name="T105" style:family="text">
      <style:text-properties officeooo:rsid="00a8c779"/>
    </style:style>
    <style:style style:name="T106" style:family="text">
      <style:text-properties officeooo:rsid="00a9cf94"/>
    </style:style>
    <style:style style:name="T107" style:family="text">
      <style:text-properties officeooo:rsid="00aa479c"/>
    </style:style>
    <style:style style:name="T108" style:family="text">
      <style:text-properties officeooo:rsid="00aa487e"/>
    </style:style>
    <style:style style:name="T109" style:family="text">
      <style:text-properties officeooo:rsid="00aaa67a"/>
    </style:style>
    <style:style style:name="T110" style:family="text">
      <style:text-properties officeooo:rsid="00ac719d"/>
    </style:style>
    <style:style style:name="T111" style:family="text">
      <style:text-properties officeooo:rsid="00aefa63"/>
    </style:style>
    <style:style style:name="T112" style:family="text">
      <style:text-properties officeooo:rsid="00b03f29"/>
    </style:style>
    <style:style style:name="T113" style:family="text">
      <style:text-properties officeooo:rsid="00b1d0ba"/>
    </style:style>
    <style:style style:name="T114" style:family="text">
      <style:text-properties officeooo:rsid="00b3cce5"/>
    </style:style>
    <style:style style:name="T115" style:family="text">
      <style:text-properties officeooo:rsid="00b75475"/>
    </style:style>
    <style:style style:name="T116" style:family="text">
      <style:text-properties officeooo:rsid="00b79df8"/>
    </style:style>
    <style:style style:name="T117" style:family="text">
      <style:text-properties officeooo:rsid="00b94f09"/>
    </style:style>
    <style:style style:name="T118" style:family="text">
      <style:text-properties officeooo:rsid="00ba6226"/>
    </style:style>
    <style:style style:name="T119" style:family="text">
      <style:text-properties officeooo:rsid="00bd4b6b"/>
    </style:style>
    <style:style style:name="T120" style:family="text">
      <style:text-properties officeooo:rsid="00bf38dd"/>
    </style:style>
    <style:style style:name="T121" style:family="text">
      <style:text-properties officeooo:rsid="00bf9b34"/>
    </style:style>
    <style:style style:name="T122" style:family="text">
      <style:text-properties officeooo:rsid="00c0ea0a"/>
    </style:style>
    <style:style style:name="T123" style:family="text">
      <style:text-properties officeooo:rsid="00c25550"/>
    </style:style>
    <style:style style:name="T124" style:family="text">
      <style:text-properties officeooo:rsid="00c2a15a"/>
    </style:style>
    <style:style style:name="T125" style:family="text">
      <style:text-properties officeooo:rsid="00c4361f"/>
    </style:style>
    <style:style style:name="T126" style:family="text">
      <style:text-properties officeooo:rsid="00c5c51e"/>
    </style:style>
    <style:style style:name="T127" style:family="text">
      <style:text-properties officeooo:rsid="00c83cd4"/>
    </style:style>
    <style:style style:name="T128" style:family="text">
      <style:text-properties officeooo:rsid="00cb5033"/>
    </style:style>
    <style:style style:name="T129" style:family="text">
      <style:text-properties officeooo:rsid="00cc9460"/>
    </style:style>
    <style:style style:name="T130" style:family="text">
      <style:text-properties officeooo:rsid="00d024e4"/>
    </style:style>
    <style:style style:name="T131" style:family="text">
      <style:text-properties officeooo:rsid="00d502ad"/>
    </style:style>
    <style:style style:name="T132" style:family="text">
      <style:text-properties officeooo:rsid="00d56e4e"/>
    </style:style>
    <style:style style:name="T133" style:family="text">
      <style:text-properties officeooo:rsid="00d86497"/>
    </style:style>
    <style:style style:name="T134" style:family="text">
      <style:text-properties officeooo:rsid="00da097d"/>
    </style:style>
    <style:style style:name="T135" style:family="text">
      <style:text-properties officeooo:rsid="00da4ba3"/>
    </style:style>
    <style:style style:name="T136" style:family="text">
      <style:text-properties officeooo:rsid="003a731f"/>
    </style:style>
    <style:style style:name="T137" style:family="text">
      <style:text-properties officeooo:rsid="0031a35b"/>
    </style:style>
    <style:style style:name="T138" style:family="text">
      <style:text-properties officeooo:rsid="00db200a"/>
    </style:style>
    <style:style style:name="T139" style:family="text">
      <style:text-properties officeooo:rsid="00dc2524"/>
    </style:style>
    <style:style style:name="T140" style:family="text">
      <style:text-properties officeooo:rsid="00dc9949"/>
    </style:style>
    <style:style style:name="T141" style:family="text">
      <style:text-properties officeooo:rsid="00debd19"/>
    </style:style>
    <style:style style:name="T142" style:family="text">
      <style:text-properties officeooo:rsid="00e1e9e2"/>
    </style:style>
    <style:style style:name="T143" style:family="text">
      <style:text-properties officeooo:rsid="00e5aae2"/>
    </style:style>
    <style:style style:name="T144" style:family="text">
      <style:text-properties officeooo:rsid="00e5d2d2"/>
    </style:style>
    <style:style style:name="T145" style:family="text">
      <style:text-properties officeooo:rsid="00e61f50"/>
    </style:style>
    <style:style style:name="T146" style:family="text">
      <style:text-properties officeooo:rsid="00e8078f"/>
    </style:style>
    <style:style style:name="T147" style:family="text">
      <style:text-properties officeooo:rsid="00e99b22"/>
    </style:style>
    <style:style style:name="T148" style:family="text">
      <style:text-properties officeooo:rsid="005362f3"/>
    </style:style>
    <style:style style:name="T149" style:family="text">
      <style:text-properties officeooo:rsid="001fb9f0"/>
    </style:style>
    <style:style style:name="T150" style:family="text">
      <style:text-properties officeooo:rsid="00ed0f04"/>
    </style:style>
    <style:style style:name="T151" style:family="text">
      <style:text-properties officeooo:rsid="00edbdeb"/>
    </style:style>
    <style:style style:name="T152" style:family="text">
      <style:text-properties officeooo:rsid="00eeaaf1"/>
    </style:style>
    <style:style style:name="T153" style:family="text">
      <style:text-properties officeooo:rsid="00f1a570"/>
    </style:style>
    <style:style style:name="T154" style:family="text">
      <style:text-properties officeooo:rsid="00f27ca5"/>
    </style:style>
    <style:style style:name="T155" style:family="text">
      <style:text-properties officeooo:rsid="00f85794"/>
    </style:style>
    <style:style style:name="T156" style:family="text">
      <style:text-properties officeooo:rsid="00fb2432"/>
    </style:style>
    <style:style style:name="T157" style:family="text">
      <style:text-properties officeooo:rsid="00fc01df"/>
    </style:style>
    <style:style style:name="T158" style:family="text">
      <style:text-properties officeooo:rsid="00fc45cb"/>
    </style:style>
    <style:style style:name="T159" style:family="text">
      <style:text-properties officeooo:rsid="00fc5da5"/>
    </style:style>
    <style:style style:name="T160" style:family="text">
      <style:text-properties officeooo:rsid="00fe07d8"/>
    </style:style>
    <style:style style:name="T161" style:family="text">
      <style:text-properties officeooo:rsid="0103da76"/>
    </style:style>
    <style:style style:name="T162" style:family="text">
      <style:text-properties officeooo:rsid="01053ab1"/>
    </style:style>
    <style:style style:name="T163" style:family="text">
      <style:text-properties officeooo:rsid="010601bc"/>
    </style:style>
    <style:style style:name="T164" style:family="text">
      <style:text-properties officeooo:rsid="01062560"/>
    </style:style>
    <style:style style:name="T165" style:family="text">
      <style:text-properties officeooo:rsid="010b9658"/>
    </style:style>
    <style:style style:name="T166" style:family="text">
      <style:text-properties officeooo:rsid="00340c6c"/>
    </style:style>
    <style:style style:name="T167" style:family="text">
      <style:text-properties officeooo:rsid="010cc7d8"/>
    </style:style>
    <style:style style:name="T168" style:family="text">
      <style:text-properties officeooo:rsid="01111b45"/>
    </style:style>
    <style:style style:name="T169" style:family="text">
      <style:text-properties officeooo:rsid="0111ea11"/>
    </style:style>
    <style:style style:name="T170" style:family="text">
      <style:text-properties officeooo:rsid="000eb9e3"/>
    </style:style>
    <style:style style:name="T171" style:family="text">
      <style:text-properties officeooo:rsid="006ba389"/>
    </style:style>
    <style:style style:name="T172" style:family="text">
      <style:text-properties officeooo:rsid="0112bd1d"/>
    </style:style>
    <style:style style:name="T173" style:family="text">
      <style:text-properties officeooo:rsid="011341ce"/>
    </style:style>
    <style:style style:name="T174" style:family="text">
      <style:text-properties officeooo:rsid="011b5d9a"/>
    </style:style>
    <style:style style:name="T175" style:family="text">
      <style:text-properties officeooo:rsid="011529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in menu</text:p>
      <text:list xml:id="list2337392149" text:style-name="L1">
        <text:list-item>
          <text:p text:style-name="P24">when the game loads, the game shall be in the main menu state</text:p>
        </text:list-item>
        <text:list-item>
          <text:p text:style-name="P24">while in the main menu state, <text:s/>the game shall display the title of the game</text:p>
        </text:list-item>
        <text:list-item>
          <text:p text:style-name="P24">while in the main menu state, the game shall display the Start Game button</text:p>
        </text:list-item>
        <text:list-item>
          <text:p text:style-name="P25">when the Start Game button is clicked on, the game shall be in the level select state</text:p>
        </text:list-item>
        <text:list-item>
          <text:p text:style-name="P24">while in the main menu state, the game shall display the Quit Game button</text:p>
        </text:list-item>
        <text:list-item>
          <text:p text:style-name="P51"><text:span text:style-name="T28">when the Quit Game button is clicked on, the game shall </text:span><text:span text:style-name="T49">end execution</text:span></text:p>
        </text:list-item>
      </text:list>
      <text:p text:style-name="P26">Level select</text:p>
      <text:list xml:id="list1242152945" text:style-name="L2">
        <text:list-item>
          <text:p text:style-name="P28">while in the level select state, the game shall display the Back to Main Menu button</text:p>
        </text:list-item>
        <text:list-item>
          <text:p text:style-name="P52"><text:span text:style-name="T49">w</text:span><text:span text:style-name="T50">hile in the level select state, the game shall display the name of each level in the game</text:span></text:p>
        </text:list-item>
      </text:list>
      <text:list xml:id="list1817121714" text:style-name="L3">
        <text:list-item>
          <text:p text:style-name="P53"><text:span text:style-name="T49">while in the level select state, the game shall display a button for each level </text:span><text:span text:style-name="T50">in the game</text:span></text:p>
        </text:list-item>
        <text:list-item>
          <text:p text:style-name="P29">when the Back to Main Menu button is clicked on, the <text:span text:style-name="T161">game shall be in the main menu state</text:span></text:p>
        </text:list-item>
        <text:list-item>
          <text:p text:style-name="P31">when the button for a level is clicked on, the game is in the playing state <text:span text:style-name="T162">and the name of the </text:span><text:span text:style-name="T164">selected </text:span><text:span text:style-name="T162">level </text:span><text:span text:style-name="T163">shall be</text:span><text:span text:style-name="T162"> saved to the variable selectedLevel</text:span></text:p>
        </text:list-item>
      </text:list>
      <text:p text:style-name="P5">Game</text:p>
      <text:list xml:id="list185365089" text:style-name="L4">
        <text:list-item>
          <text:p text:style-name="P55"><text:span text:style-name="T49">i</text:span><text:span text:style-name="T28">f the value of selectedLevel is empty, then the game shall be in the main menu state</text:span></text:p>
        </text:list-item>
        <text:list-item>
          <text:p text:style-name="P54"><text:span text:style-name="T49">w</text:span><text:span text:style-name="T52">hen the game is in the playing state, the </text:span><text:span text:style-name="T50">value of selectedLevel </text:span><text:span text:style-name="T51">shall be</text:span><text:span text:style-name="T50"> read and used to get the data for </text:span><text:span text:style-name="T51">the level to load</text:span></text:p>
        </text:list-item>
      </text:list>
      <text:p text:style-name="P130"><text:span text:style-name="T24">T</text:span><text:span text:style-name="T25">he data for the level to load could </text:span><text:span text:style-name="T26">include</text:span><text:span text:style-name="T25"> what tiles are in what position of the map, the enemies used for each wave. </text:span><text:span text:style-name="T27">The tiles for the map will include a path, at least one spawn point and at least one destination. The other tiles will be occupied by building sites for towers for towers and decorations.</text:span></text:p>
      <text:list xml:id="list380565581" text:style-name="L31">
        <text:list-item>
          <text:p text:style-name="P133"><text:span text:style-name="T56">when the game has loaded, the value of the variable isPlaying shall be True</text:span></text:p>
        </text:list-item>
        <text:list-item>
          <text:p text:style-name="P50">while the value of isPlaying is True, the speed of the spawn point, enemies and towers shall be that of the speed setting</text:p>
        </text:list-item>
        <text:list-item>
          <text:p text:style-name="P50">while the value of isPlaying is False, the speed of the spawn point, enemies and towers shall be pause</text:p>
        </text:list-item>
      </text:list>
      <text:p text:style-name="P32"/>
      <text:p text:style-name="P30"/>
      <text:p text:style-name="P5"/>
      <text:p text:style-name="P17"/>
      <text:p text:style-name="P4"/>
      <text:p text:style-name="P4"/>
      <text:p text:style-name="P4"/>
      <text:p text:style-name="P4">Map</text:p>
      <text:list xml:id="list2037347416" text:style-name="L5">
        <text:list-item>
          <text:p text:style-name="P33">the map shall have a <text:span text:style-name="T57">path</text:span></text:p>
        </text:list-item>
        <text:list-item>
          <text:p text:style-name="P56">the map shall have a maximum wave value</text:p>
        </text:list-item>
      </text:list>
      <text:p text:style-name="P2"/>
      <text:p text:style-name="P3">path</text:p>
      <text:list xml:id="list2804125987" text:style-name="L6">
        <text:list-item>
          <text:p text:style-name="P35">the path shall link the spawn point and the destination</text:p>
        </text:list-item>
      </text:list>
      <text:p text:style-name="P2"/>
      <text:p text:style-name="P3">spawn point</text:p>
      <text:list xml:id="list1150350034" text:style-name="L7">
        <text:list-item>
          <text:p text:style-name="P34">the spawn point shall be on the path</text:p>
        </text:list-item>
        <text:list-item>
          <text:p text:style-name="P36">the spawn point shall have a list of creeps to spawn for each wave</text:p>
        </text:list-item>
        <text:list-item>
          <text:p text:style-name="P37">while in the spawning state, the spawn point shall periodically spawn <text:span text:style-name="T85">the current wave’s creeps</text:span></text:p>
        </text:list-item>
        <text:list-item>
          <text:p text:style-name="P57"><text:span text:style-name="T30">when all creeps of the wave have spawned, the spawn point </text:span><text:span text:style-name="T31">shall be</text:span><text:span text:style-name="T30"> in the </text:span><text:span text:style-name="T33">spawned</text:span><text:span text:style-name="T30"> state</text:span></text:p>
        </text:list-item>
        <text:list-item>
          <text:p text:style-name="P58"><text:span text:style-name="T30">w</text:span><text:span text:style-name="T31">hile in the </text:span><text:span text:style-name="T33">spawned</text:span><text:span text:style-name="T31"> state, the spawn point shall load the next wave’s creeps</text:span></text:p>
        </text:list-item>
      </text:list>
      <text:p text:style-name="P13"><text:span text:style-name="T83">This is for </text:span><text:span text:style-name="T84">if</text:span><text:span text:style-name="T83"> the </text:span><text:span text:style-name="T84">next wave start</text:span><text:span text:style-name="T86">s</text:span><text:span text:style-name="T84"> as soon as there are no more creeps</text:span></text:p>
      <text:list xml:id="list194537605349747" text:continue-numbering="true" text:style-name="L7">
        <text:list-item>
          <text:p text:style-name="P58"><text:span text:style-name="T30">w</text:span><text:span text:style-name="T31">hen in the </text:span><text:span text:style-name="T34">spawned</text:span><text:span text:style-name="T31"> state and no creeps are in the alive state, the spawn point shall be in the</text:span><text:span text:style-name="T32"> spawning</text:span><text:span text:style-name="T31"> state</text:span></text:p>
        </text:list-item>
      </text:list>
      <text:p text:style-name="P14"><text:span text:style-name="T82">T</text:span>his is for if the next wave starts after there are no more creeps and a delay</text:p>
      <text:list xml:id="list2966230092" text:style-name="L8">
        <text:list-item>
          <text:p text:style-name="P59"><text:soft-page-break/><text:span text:style-name="T35">when in the spawned state and there are no more creeps in the alive state, the spawn </text:span><text:span text:style-name="T47">point</text:span><text:span text:style-name="T35"> shall be in the waiting state</text:span></text:p>
        </text:list-item>
        <text:list-item>
          <text:p text:style-name="P59">while in the waiting state, the spawn point <text:span text:style-name="T87">shall</text:span> stop all activity for a set amount of time <text:span text:style-name="T87">after which it shall be in the spawning state</text:span></text:p>
        </text:list-item>
      </text:list>
      <text:p text:style-name="P2"/>
      <text:p text:style-name="P3">destination</text:p>
      <text:list xml:id="list1554183993" text:style-name="L9">
        <text:list-item>
          <text:p text:style-name="P38">the destination shall be on the path</text:p>
        </text:list-item>
      </text:list>
      <text:p text:style-name="P2"/>
      <text:p text:style-name="P1">creep</text:p>
      <text:list xml:id="list2890464061" text:style-name="L10">
        <text:list-item>
          <text:p text:style-name="P60"><text:span text:style-name="T42">the creep shall have </text:span><text:span text:style-name="T43">an</text:span><text:span text:style-name="T42"> HP </text:span><text:span text:style-name="T44">value</text:span></text:p>
        </text:list-item>
        <text:list-item>
          <text:p text:style-name="P61"><text:span text:style-name="T36">the creep shall have a maximum HP </text:span><text:span text:style-name="T44">value</text:span></text:p>
        </text:list-item>
        <text:list-item>
          <text:p text:style-name="P62"><text:span text:style-name="T45">the creep shall have a speed </text:span><text:span text:style-name="T46">value</text:span></text:p>
        </text:list-item>
        <text:list-item>
          <text:p text:style-name="P39">the creep shall have a <text:span text:style-name="T106">resource</text:span> value</text:p>
        </text:list-item>
        <text:list-item>
          <text:p text:style-name="P40"><text:span text:style-name="T90">when the </text:span><text:span text:style-name="T92">it</text:span><text:span text:style-name="T90"> initially spawns, </text:span><text:span text:style-name="T111">the creep</text:span><text:span text:style-name="T90"> shall be at the spawn point</text:span></text:p>
        </text:list-item>
        <text:list-item>
          <text:p text:style-name="P40">when the <text:span text:style-name="T93">it</text:span> initially spawns, <text:span text:style-name="T91">the creep</text:span> shall <text:span text:style-name="T91">have </text:span><text:span text:style-name="T127">an HP value equal to the its maximum HP value</text:span></text:p>
        </text:list-item>
        <text:list-item>
          <text:p text:style-name="P41">while it has <text:span text:style-name="T112">an</text:span> HP <text:span text:style-name="T112">value</text:span> above zero, the creep shall be in the alive state</text:p>
        </text:list-item>
        <text:list-item>
          <text:p text:style-name="P63"><text:span text:style-name="T37">while the </text:span><text:span text:style-name="T38">it</text:span><text:span text:style-name="T37"> is in the alive state, the creep shall move along the path towards the destination </text:span><text:span text:style-name="T39">at a speed proportional to </text:span><text:span text:style-name="T48">its</text:span><text:span text:style-name="T39"> speed </text:span><text:span text:style-name="T44">value</text:span></text:p>
        </text:list-item>
        <text:list-item>
          <text:p text:style-name="P42">when a tower attacks <text:span text:style-name="T128">the creep</text:span>, the creep’s HP <text:span text:style-name="T106">value</text:span> <text:span text:style-name="T16">shall be</text:span> reduced by the damage <text:span text:style-name="T129">value</text:span> of the tower <text:span text:style-name="T130">attacking it</text:span></text:p>
        </text:list-item>
        <text:list-item>
          <text:p text:style-name="P64"><text:span text:style-name="T13">when</text:span><text:span text:style-name="T2"> it’s HP is 0 or less, the creep </text:span><text:span text:style-name="T16">shall be</text:span><text:span text:style-name="T2"> </text:span><text:span text:style-name="T6">in the</text:span><text:span text:style-name="T2"> d</text:span><text:span text:style-name="T12">ying</text:span><text:span text:style-name="T2"> </text:span><text:span text:style-name="T6">state</text:span></text:p>
        </text:list-item>
        <text:list-item>
          <text:p text:style-name="P65"><text:span text:style-name="T40">when it is in the dead state, the creep shall </text:span><text:span text:style-name="T41">be removed</text:span></text:p>
        </text:list-item>
        <text:list-item>
          <text:p text:style-name="P43"><text:span text:style-name="T12">when </text:span><text:span text:style-name="T16">it</text:span><text:span text:style-name="T12"> reaches the destination, the creep </text:span><text:span text:style-name="T155">shall be</text:span><text:span text:style-name="T12"> in the assault state</text:span></text:p>
        </text:list-item>
        <text:list-item>
          <text:p text:style-name="P66"><text:span text:style-name="T29">when it is in the success state, the creep shall </text:span><text:span text:style-name="T41">be removed</text:span></text:p>
        </text:list-item>
      </text:list>
      <text:p text:style-name="P11"/>
      <text:p text:style-name="P19">tower</text:p>
      <text:list xml:id="list3608997246" text:style-name="L11">
        <text:list-item>
          <text:p text:style-name="P67"><text:span text:style-name="T94">while </text:span><text:span text:style-name="T95">a building site</text:span><text:span text:style-name="T94"> is </text:span><text:span text:style-name="T95">in the </text:span><text:span text:style-name="T94">occupied </text:span><text:span text:style-name="T95">state</text:span><text:span text:style-name="T94">, the image of the </text:span><text:span text:style-name="T96">occupying</text:span><text:span text:style-name="T94"> tower shall be at the building site site</text:span></text:p>
        </text:list-item>
        <text:list-item>
          <text:p text:style-name="P73">the tower shall have a cost <text:span text:style-name="T100">value</text:span></text:p>
        </text:list-item>
        <text:list-item>
          <text:p text:style-name="P68"><text:span text:style-name="T9">the tower shall have a damage </text:span><text:span text:style-name="T100">value</text:span></text:p>
        </text:list-item>
        <text:list-item>
          <text:p text:style-name="P68"><text:span text:style-name="T9">the tower shall have a speed </text:span><text:span text:style-name="T100">value</text:span></text:p>
        </text:list-item>
        <text:list-item>
          <text:p text:style-name="P69"><text:span text:style-name="T101">the tower shall have a range </text:span><text:span text:style-name="T100">value</text:span></text:p>
        </text:list-item>
        <text:list-item>
          <text:p text:style-name="P73">the tower shall have a sell value proportional to its cost <text:span text:style-name="T100">value</text:span></text:p>
        </text:list-item>
        <text:list-item>
          <text:p text:style-name="P70"><text:span text:style-name="T97">while it has an upgrade </text:span><text:span text:style-name="T113">available</text:span><text:span text:style-name="T97">, the tower shall have an upgrade cost </text:span><text:span text:style-name="T102">value</text:span></text:p>
        </text:list-item>
        <text:list-item>
          <text:p text:style-name="P71"><text:span text:style-name="T114">when a building site is in the occupied state and is clicked on, the </text:span><text:span text:style-name="T134">tower menu of the building site’s tower is in the active state</text:span></text:p>
        </text:list-item>
        <text:list-item>
          <text:p text:style-name="P72">when the tower is in the sold state, the tower shall <text:span text:style-name="T103">be removed </text:span><text:span text:style-name="T115">and the building site shall be in the free state</text:span></text:p>
        </text:list-item>
      </text:list>
      <text:p text:style-name="P15">This is if the tower attacks instantly connect with the creep</text:p>
      <text:list xml:id="list1439258775" text:style-name="L12">
        <text:list-item>
          <text:p text:style-name="P74"><text:span text:style-name="T1">when the it has attacked </text:span><text:span text:style-name="T99">a creep</text:span><text:span text:style-name="T1">, the tower shall </text:span><text:span text:style-name="T98">be in the</text:span><text:span text:style-name="T1"> reload state</text:span></text:p>
        </text:list-item>
        <text:list-item>
          <text:p text:style-name="P74"><text:span text:style-name="T1">when in </text:span><text:span text:style-name="T98">the</text:span><text:span text:style-name="T1"> reload state, the tower </text:span><text:span text:style-name="T8">shall</text:span><text:span text:style-name="T1"> wait for a set time </text:span><text:span text:style-name="T9">proportional to the speed</text:span><text:span text:style-name="T1">, after which the tower enters the ready state</text:span></text:p>
        </text:list-item>
        <text:list-item>
          <text:p text:style-name="P74"><text:span text:style-name="T1">while a creep is within the tower’s range the tower is in </text:span><text:span text:style-name="T10">the</text:span><text:span text:style-name="T1"> ready state, the tower shall target </text:span><text:span text:style-name="T104">any</text:span><text:span text:style-name="T1"> creep </text:span><text:span text:style-name="T104">whose distance from the tower is below the tower’s range value</text:span></text:p>
        </text:list-item>
        <text:list-item>
          <text:p text:style-name="P75">when targeting a creep, the tower <text:span text:style-name="T11">shall</text:span> attack the creep</text:p>
        </text:list-item>
      </text:list>
      <text:p text:style-name="P20"/>
      <text:p text:style-name="P21">tower menu</text:p>
      <text:list xml:id="list2968350971" text:style-name="L13">
        <text:list-item>
          <text:p text:style-name="P76">when the tower</text:p>
        </text:list-item>
      </text:list>
      <text:list xml:id="list1746297810" text:style-name="L14">
        <text:list-item>
          <text:p text:style-name="P77"><text:span text:style-name="T135">while</text:span><text:span text:style-name="T105"> the tower menu is </text:span><text:span text:style-name="T135">in the active state</text:span><text:span text:style-name="T105">, the selected</text:span><text:span text:style-name="T4"> tower’s name </text:span><text:span text:style-name="T138">value </text:span><text:span text:style-name="T4">shall be </text:span><text:span text:style-name="T58">displayed</text:span></text:p>
        </text:list-item>
        <text:list-item>
          <text:p text:style-name="P78"><text:soft-page-break/><text:span text:style-name="T135">while</text:span><text:span text:style-name="T105"> the tower menu is </text:span><text:span text:style-name="T135">in the active state</text:span><text:span text:style-name="T105">, the selected</text:span><text:span text:style-name="T4"> tower’s damage </text:span><text:span text:style-name="T138">value</text:span><text:span text:style-name="T4"> shall be </text:span><text:span text:style-name="T58">displayed</text:span></text:p>
        </text:list-item>
        <text:list-item>
          <text:p text:style-name="P78"><text:span text:style-name="T135">while</text:span><text:span text:style-name="T105"> the tower menu is </text:span><text:span text:style-name="T135">in the active state</text:span><text:span text:style-name="T105">, the selected</text:span><text:span text:style-name="T4"> tower’s speed </text:span><text:span text:style-name="T138">value</text:span><text:span text:style-name="T4"> shall be </text:span><text:span text:style-name="T58">displayed</text:span></text:p>
        </text:list-item>
        <text:list-item>
          <text:p text:style-name="P78"><text:span text:style-name="T135">while</text:span><text:span text:style-name="T105"> the tower menu is </text:span><text:span text:style-name="T135">in the active state</text:span><text:span text:style-name="T105">, the selected</text:span><text:span text:style-name="T136"> tower’s range </text:span><text:span text:style-name="T138">value</text:span><text:span text:style-name="T136"> shall be </text:span><text:span text:style-name="T58">displayed</text:span></text:p>
        </text:list-item>
        <text:list-item>
          <text:p text:style-name="P78"><text:span text:style-name="T135">while</text:span><text:span text:style-name="T105"> the tower menu is </text:span><text:span text:style-name="T135">in the active state</text:span><text:span text:style-name="T105">, the selected</text:span><text:span text:style-name="T5"> tower’s sell button shall be </text:span><text:span text:style-name="T58">displayed</text:span></text:p>
        </text:list-item>
        <text:list-item>
          <text:p text:style-name="P78"><text:span text:style-name="T135">while</text:span><text:span text:style-name="T105"> the tower menu is </text:span><text:span text:style-name="T135">in the active state</text:span><text:span text:style-name="T105">, the selected</text:span><text:span text:style-name="T137"> tower’s sell button shall </text:span><text:span text:style-name="T58">displa</text:span><text:span text:style-name="T59">y</text:span><text:span text:style-name="T137"> the tower’s sell value</text:span></text:p>
        </text:list-item>
        <text:list-item>
          <text:p text:style-name="P79"><text:span text:style-name="T61">when the tower’s sell button is </text:span><text:span text:style-name="T139">selected</text:span><text:span text:style-name="T61">, the tower shall be in the selling state</text:span></text:p>
        </text:list-item>
        <text:list-item>
          <text:p text:style-name="P84">the <text:span text:style-name="T140">selected</text:span> tower’s upgrade button shall <text:span text:style-name="T58">display</text:span> the tower’s upgrade cost</text:p>
        </text:list-item>
        <text:list-item>
          <text:p text:style-name="P80"><text:span text:style-name="T140">if the selected tower has no upgrade options </text:span><text:span text:style-name="T143">or the </text:span><text:span text:style-name="T145">if the selected</text:span><text:span text:style-name="T143"> tower’s upgrade cost value is above the total resource value</text:span><text:span text:style-name="T5">, the </text:span><text:span text:style-name="T7">tower’s upgrade button shall be </text:span><text:span text:style-name="T60">in </text:span><text:span text:style-name="T61">the</text:span><text:span text:style-name="T60"> inactive state</text:span></text:p>
        </text:list-item>
        <text:list-item>
          <text:p text:style-name="P81"><text:span text:style-name="T137">while the </text:span><text:span text:style-name="T146">selected tower has at least one upgrade option and the selected</text:span><text:span text:style-name="T137"> tower’s upgrade cost is </text:span><text:span text:style-name="T143">below</text:span><text:span text:style-name="T137"> the </text:span><text:span text:style-name="T142">total</text:span><text:span text:style-name="T137"> resource </text:span><text:span text:style-name="T142">value</text:span><text:span text:style-name="T137">, the tower’s upgrade button shall be </text:span><text:span text:style-name="T60">in </text:span><text:span text:style-name="T144">the</text:span><text:span text:style-name="T137"> active </text:span><text:span text:style-name="T60">state</text:span></text:p>
        </text:list-item>
        <text:list-item>
          <text:p text:style-name="P82"><text:span text:style-name="T141">while</text:span><text:span text:style-name="T16"> the tower’s upgrade button is </text:span><text:span text:style-name="T156">in the</text:span><text:span text:style-name="T16"> active </text:span><text:span text:style-name="T156">state</text:span><text:span text:style-name="T16"> and </text:span><text:span text:style-name="T141">when it is selected</text:span><text:span text:style-name="T16">, the </text:span><text:span text:style-name="T141">selected</text:span><text:span text:style-name="T16"> tower</text:span><text:span text:style-name="T131"> shall be replaced by a new tower</text:span></text:p>
        </text:list-item>
        <text:list-item>
          <text:p text:style-name="P83"><text:span text:style-name="T132">while the tower menu is displayed and </text:span><text:span text:style-name="T88">when anywhere </text:span><text:span text:style-name="T133">outside</text:span><text:span text:style-name="T88"> </text:span><text:span text:style-name="T15">the tower menu is clicked on, the tower menu shall disappear</text:span></text:p>
        </text:list-item>
      </text:list>
      <text:p text:style-name="P11"/>
      <text:p text:style-name="P19">resources</text:p>
      <text:list xml:id="list3838624667" text:style-name="L15">
        <text:list-item>
          <text:p text:style-name="P85">the total resource value shall be displayed</text:p>
        </text:list-item>
      </text:list>
      <text:list xml:id="list2636022284" text:style-name="L16">
        <text:list-item>
          <text:p text:style-name="P86"><text:span text:style-name="T108">when the game loads, the </text:span><text:span text:style-name="T109">total</text:span><text:span text:style-name="T108"> resource value shall be at a set </text:span><text:span text:style-name="T109">amount</text:span></text:p>
        </text:list-item>
      </text:list>
      <text:list xml:id="list3461537360" text:style-name="L17">
        <text:list-item>
          <text:p text:style-name="P87"><text:span text:style-name="T3">when a creep </text:span><text:span text:style-name="T12">is in the dying state</text:span><text:span text:style-name="T3">, the </text:span><text:span text:style-name="T109">total</text:span><text:span text:style-name="T3"> resource </text:span><text:span text:style-name="T109">value</text:span><text:span text:style-name="T3"> </text:span><text:span text:style-name="T12">shall</text:span><text:span text:style-name="T3"> increase by the </text:span><text:span text:style-name="T107">resource</text:span><text:span text:style-name="T3"> value of the creep </text:span><text:span text:style-name="T12">and the creep shall be in the dead state</text:span></text:p>
        </text:list-item>
        <text:list-item>
          <text:p text:style-name="P88"><text:span text:style-name="T148">when a tower is bought, the </text:span><text:span text:style-name="T147">total</text:span><text:span text:style-name="T148"> resource </text:span><text:span text:style-name="T147">value</text:span><text:span text:style-name="T148"> shall decrease by the cost of the tower</text:span></text:p>
        </text:list-item>
        <text:list-item>
          <text:p text:style-name="P89"><text:span text:style-name="T149">when a tower is upgraded, the </text:span><text:span text:style-name="T147">total</text:span><text:span text:style-name="T149"> resource </text:span><text:span text:style-name="T147">value</text:span><text:span text:style-name="T149"> </text:span><text:span text:style-name="T62">shall</text:span><text:span text:style-name="T149"> decrease by the cost of the upgrade</text:span></text:p>
        </text:list-item>
        <text:list-item>
          <text:p text:style-name="P90">when a tower in a selling state, the amount of resources shall increase by the tower’s sell value and the tower shall be in the sold state</text:p>
          <text:p text:style-name="P91"/>
        </text:list-item>
      </text:list>
      <text:p text:style-name="P11"/>
      <text:p text:style-name="P7">lives left</text:p>
      <text:list xml:id="list3636533009" text:style-name="L18">
        <text:list-item>
          <text:p text:style-name="P92">the number of lives left shall be displayed</text:p>
        </text:list-item>
      </text:list>
      <text:list xml:id="list3710923827" text:style-name="L19">
        <text:list-item>
          <text:p text:style-name="P94">when the game loads, the number of lives left shall start at above zero</text:p>
        </text:list-item>
        <text:list-item>
          <text:p text:style-name="P95">if a creep is in the assault state, <text:span text:style-name="T14">the lives left shall reduce by one and the creep shall be in the success state</text:span></text:p>
        </text:list-item>
        <text:list-item>
          <text:p text:style-name="P93"><text:span text:style-name="T165">when</text:span><text:span text:style-name="T166"> the number of lives reaches zero, the game shall be </text:span><text:span text:style-name="T165">in the game over state </text:span><text:span text:style-name="T167">and the wave number shall be written to the variable survivedWave</text:span></text:p>
        </text:list-item>
      </text:list>
      <text:p text:style-name="P11"/>
      <text:p text:style-name="P7">wave number</text:p>
      <text:list xml:id="list4026004624" text:style-name="L20">
        <text:list-item>
          <text:p text:style-name="P96">the wave number shall be displayed</text:p>
        </text:list-item>
      </text:list>
      <text:list xml:id="list4631083" text:style-name="L21">
        <text:list-item>
          <text:p text:style-name="P97"><text:span text:style-name="T89">when the game loads, the wave number shall </text:span><text:span text:style-name="T152">be</text:span><text:span text:style-name="T89"> one</text:span></text:p>
        </text:list-item>
        <text:list-item>
          <text:p text:style-name="P99">when the spawn point is in the starting state, the wave number shall increase by one and the spawn point shall be in the spawning state</text:p>
        </text:list-item>
        <text:list-item>
          <text:p text:style-name="P98"><text:span text:style-name="T165">when</text:span><text:span text:style-name="T150"> the wave number is at </text:span><text:span text:style-name="T151">the maximum wave value, </text:span><text:span text:style-name="T153">the spawn point is in the </text:span><text:span text:style-name="T154">spawned</text:span><text:span text:style-name="T153"> state and there are no creeps with the alive state, the game shall be </text:span><text:span text:style-name="T165">in the level clear state</text:span></text:p>
        </text:list-item>
      </text:list>
      <text:p text:style-name="P11"/>
      <text:p text:style-name="P19">tower list</text:p>
      <text:list xml:id="list565154277" text:style-name="L22">
        <text:list-item>
          <text:p text:style-name="P100"><text:span text:style-name="T63">the tower list shall </text:span><text:span text:style-name="T64">contain</text:span><text:span text:style-name="T63"> all </text:span><text:span text:style-name="T121">initial</text:span><text:span text:style-name="T63"> towers</text:span></text:p>
        </text:list-item>
        <text:list-item>
          <text:p text:style-name="P101"><text:span text:style-name="T120">the list of available towers shall display the cost and image of all </text:span><text:span text:style-name="T121">initial</text:span><text:span text:style-name="T120"> towers</text:span></text:p>
        </text:list-item>
        <text:list-item>
          <text:p text:style-name="P102"><text:span text:style-name="T119">all </text:span><text:span text:style-name="T121">initial</text:span><text:span text:style-name="T119"> towers shall contain an identifier that is not displayed</text:span></text:p>
        </text:list-item>
        <text:list-item>
          <text:p text:style-name="P103"><text:soft-page-break/><text:span text:style-name="T116">when the </text:span><text:span text:style-name="T157">total</text:span><text:span text:style-name="T116"> resource </text:span><text:span text:style-name="T157">value</text:span><text:span text:style-name="T116"> is at or above the cost of it, the </text:span><text:span text:style-name="T122">initial</text:span><text:span text:style-name="T116"> tower shall be in the affordable state</text:span></text:p>
        </text:list-item>
        <text:list-item>
          <text:p text:style-name="P103"><text:span text:style-name="T157">when the total resource value is below the cost of the it, </text:span><text:span text:style-name="T116">the </text:span><text:span text:style-name="T123">initial</text:span><text:span text:style-name="T116"> tower shall be in the expensive state</text:span></text:p>
        </text:list-item>
        <text:list-item>
          <text:p text:style-name="P104"><text:span text:style-name="T116">while in the affordable state, the </text:span><text:span text:style-name="T124">initial</text:span><text:span text:style-name="T116"> tower’</text:span><text:span text:style-name="T124">s icon</text:span><text:span text:style-name="T116"> shall light up</text:span></text:p>
        </text:list-item>
        <text:list-item>
          <text:p text:style-name="P104"><text:span text:style-name="T116">while in the expensive state, the </text:span><text:span text:style-name="T124">initial</text:span><text:span text:style-name="T116"> tower’</text:span><text:span text:style-name="T124">s icon</text:span><text:span text:style-name="T116"> shall be dim</text:span></text:p>
        </text:list-item>
      </text:list>
      <text:p text:style-name="P22"><text:span text:style-name="T23">T</text:span><text:span text:style-name="T20">his is for </text:span><text:span text:style-name="T21">if</text:span><text:span text:style-name="T20"> the </text:span><text:span text:style-name="T22">building site</text:span><text:span text:style-name="T20"> is selected first</text:span></text:p>
      <text:list xml:id="list4080105074" text:style-name="L23">
        <text:list-item>
          <text:p text:style-name="P44"><text:span text:style-name="T65">w</text:span>hen the building site is in the free state and is clicked on, the tower list shall be displayed</text:p>
        </text:list-item>
      </text:list>
      <text:list xml:id="list194537169230343" text:continue-list="list565154277" text:style-name="L22">
        <text:list-item>
          <text:p text:style-name="P105"><text:span text:style-name="T65">when selected while in the </text:span><text:span text:style-name="T117">affordable</text:span><text:span text:style-name="T65"> state, the </text:span><text:span text:style-name="T125">initial</text:span><text:span text:style-name="T65"> tower shall be in the purchasing state</text:span></text:p>
        </text:list-item>
        <text:list-item>
          <text:p text:style-name="P105"><text:span text:style-name="T67">while</text:span><text:span text:style-name="T65"> the </text:span><text:span text:style-name="T126">initial</text:span><text:span text:style-name="T65"> tower is in the purchasing state, the amount of resource shall decrease by the cost of the </text:span><text:span text:style-name="T126">initial</text:span><text:span text:style-name="T65"> tower and the </text:span><text:span text:style-name="T126">initial</text:span><text:span text:style-name="T65"> tower shall be in the building state</text:span></text:p>
        </text:list-item>
        <text:list-item>
          <text:p text:style-name="P105"><text:span text:style-name="T67">while</text:span><text:span text:style-name="T65"> the available tower is in the building state, the tower </text:span><text:span text:style-name="T66">shall spawn</text:span><text:span text:style-name="T65"> at the tower position</text:span></text:p>
        </text:list-item>
        <text:list-item>
          <text:p text:style-name="P109">when the tower spawns, the building site shall be in the occupied state</text:p>
        </text:list-item>
        <text:list-item>
          <text:p text:style-name="P110">when a tower spawns, all available towers shall be in the ready state</text:p>
        </text:list-item>
      </text:list>
      <text:p text:style-name="P16">This is for <text:span text:style-name="T83">if</text:span> the available tower is selected first</text:p>
      <text:list xml:id="list194538137683591" text:continue-numbering="true" text:style-name="L22">
        <text:list-item>
          <text:p text:style-name="P111">when a<text:span text:style-name="T118">n available tower that is in the affordable state is selected</text:span>, the selected tower shall be in the selected state</text:p>
        </text:list-item>
        <text:list-item>
          <text:p text:style-name="P112">while in the selected state, the cost of the tower shall be shall be saved to the variable costTemp</text:p>
        </text:list-item>
        <text:list-item>
          <text:p text:style-name="P106"><text:span text:style-name="T70">while</text:span><text:span text:style-name="T68"> </text:span><text:span text:style-name="T70">in the selected state</text:span><text:span text:style-name="T68">, an image of the selected tower shall follow the cursor</text:span></text:p>
        </text:list-item>
        <text:list-item>
          <text:p text:style-name="P113">while an image of a selected tower is following the cursor, the screen shall be in the tower placement state</text:p>
        </text:list-item>
        <text:list-item>
          <text:p text:style-name="P114">when the screen is in the tower placement state and the mouse is over a valid building site, the image of the tower following the cursor shall highlight <text:span text:style-name="T69">and</text:span> <text:span text:style-name="T69">shall be in the buildable state</text:span></text:p>
        </text:list-item>
        <text:list-item>
          <text:p text:style-name="P114">if the screen is in the tower placement state and the mouse is not over a valid building site, then the image of the tower following the cursor shall dim <text:span text:style-name="T69">and shall not be in the buildable state</text:span></text:p>
        </text:list-item>
        <text:list-item>
          <text:p text:style-name="P111">when the image of the tower following the cursor is in the buildable state and the building site is selected, the building site shall be in the building state</text:p>
        </text:list-item>
        <text:list-item>
          <text:p text:style-name="P107"><text:span text:style-name="T74">while</text:span><text:span text:style-name="T71"> a building site is in the building state, the resource amount is decreased by the costTemp value and the building site shall be in the occup</text:span><text:span text:style-name="T74">ying</text:span></text:p>
        </text:list-item>
        <text:list-item>
          <text:p text:style-name="P115">while the building site is in the occupying state, the selected tower shall spawn in the building site and the building site shall be in the occupied state</text:p>
        </text:list-item>
        <text:list-item>
          <text:p text:style-name="P108"><text:span text:style-name="T72">when the building site is in the occupied state, </text:span><text:span text:style-name="T73">all available</text:span><text:span text:style-name="T72"> tower</text:span><text:span text:style-name="T73">s</text:span><text:span text:style-name="T72"> shall be in the ready state</text:span></text:p>
        </text:list-item>
      </text:list>
      <text:p text:style-name="P9"/>
      <text:p text:style-name="P11"/>
      <text:p text:style-name="P19">speed settings</text:p>
      <text:list xml:id="list2677807380" text:style-name="L24">
        <text:list-item>
          <text:p text:style-name="P116"><text:span text:style-name="T80">when the game loads, the game speed </text:span><text:span text:style-name="T81">shall be</text:span><text:span text:style-name="T80"> normal</text:span></text:p>
        </text:list-item>
      </text:list>
      <text:p text:style-name="P10"><text:span text:style-name="T18">This is for </text:span><text:span text:style-name="T19">if</text:span><text:span text:style-name="T18"> the speed icons are separate. There are three icons, pause, normal speed and double speed.</text:span></text:p>
      <text:list xml:id="list972679096" text:style-name="L25">
        <text:list-item>
          <text:p text:style-name="P119">the speed settings icons shall be displayed</text:p>
        </text:list-item>
        <text:list-item>
          <text:p text:style-name="P117"><text:span text:style-name="T79">when</text:span><text:span text:style-name="T77"> the pause speed icon is clicked, the </text:span><text:span text:style-name="T78">creeps, towers </text:span><text:span text:style-name="T110">and</text:span><text:span text:style-name="T78"> </text:span><text:span text:style-name="T110">spawn point</text:span><text:span text:style-name="T77"> shall no</text:span><text:span text:style-name="T80">t</text:span><text:span text:style-name="T77"> take </text:span><text:span text:style-name="T80">any</text:span><text:span text:style-name="T77"> action</text:span></text:p>
        </text:list-item>
        <text:list-item>
          <text:p text:style-name="P118"><text:span text:style-name="T79">when</text:span><text:span text:style-name="T77"> the </text:span><text:span text:style-name="T78">normal</text:span><text:span text:style-name="T77"> speed icon is clicked, the </text:span><text:span text:style-name="T78">creeps, towers </text:span><text:span text:style-name="T110">and</text:span><text:span text:style-name="T78"> </text:span><text:span text:style-name="T110">spawn point</text:span><text:span text:style-name="T78"> shall take action at their normal speed</text:span></text:p>
        </text:list-item>
        <text:list-item>
          <text:p text:style-name="P117"><text:span text:style-name="T79">when</text:span><text:span text:style-name="T78"> the double speed icon is clicked, the creeps, towers </text:span><text:span text:style-name="T110">and</text:span><text:span text:style-name="T78"> </text:span><text:span text:style-name="T110">spawn point</text:span><text:span text:style-name="T78"> shall take action at double their normal speed</text:span></text:p>
        </text:list-item>
      </text:list>
      <text:p text:style-name="P23"><text:span text:style-name="T17">This is for </text:span><text:span text:style-name="T19">if</text:span><text:span text:style-name="T17"> there is a single speed icon. The icon changes the game speed between pause, normal and double speed. The icon also changes with the speed.</text:span></text:p>
      <text:list xml:id="list3336787743" text:style-name="L26">
        <text:list-item>
          <text:p text:style-name="P120">while the game speed is pause, the pause speed icon shall be displayed</text:p>
        </text:list-item>
        <text:list-item>
          <text:p text:style-name="P121">while the game speed is pause, the <text:span text:style-name="T78">creeps, towers </text:span><text:span text:style-name="T110">and</text:span><text:span text:style-name="T78"> </text:span><text:span text:style-name="T110">spawn point</text:span> shall not longer take any action</text:p>
        </text:list-item>
        <text:list-item>
          <text:p text:style-name="P120"><text:soft-page-break/>while the game speed is normal, the normal speed icon shall be displayed</text:p>
        </text:list-item>
        <text:list-item>
          <text:p text:style-name="P121">while the game speed is normal, the <text:span text:style-name="T78">creeps, towers </text:span><text:span text:style-name="T110">and</text:span><text:span text:style-name="T78"> </text:span><text:span text:style-name="T110">spawn point</text:span> shall take action at their normal speed</text:p>
        </text:list-item>
        <text:list-item>
          <text:p text:style-name="P120">while the game speed is double, the double speed icon shall be displayed</text:p>
        </text:list-item>
        <text:list-item>
          <text:p text:style-name="P122">while the game speed is double, <text:span text:style-name="T78">creeps, towers </text:span><text:span text:style-name="T110">and</text:span><text:span text:style-name="T78"> </text:span><text:span text:style-name="T110">spawn point</text:span> shall take action at double their normal speed</text:p>
        </text:list-item>
        <text:list-item>
          <text:p text:style-name="P120">when the game speed is pause and the speed icon is clicked, the game speed shall be normal</text:p>
        </text:list-item>
        <text:list-item>
          <text:p text:style-name="P120">when the game speed is normal and the speed icon is clicked, the game speed shall be double</text:p>
        </text:list-item>
        <text:list-item>
          <text:p text:style-name="P123">when the game speed is double and the speed icon is clicked, the game speed shall be pause</text:p>
        </text:list-item>
      </text:list>
      <text:p text:style-name="P124"/>
      <text:p text:style-name="P134">bullet</text:p>
      <text:p text:style-name="P12"/>
      <text:p text:style-name="P12"/>
      <text:p text:style-name="P8"><text:span text:style-name="T168">S</text:span><text:span text:style-name="T170">ettings</text:span></text:p>
      <text:list xml:id="list759227635" text:style-name="L27">
        <text:list-item>
          <text:p text:style-name="P125"><text:span text:style-name="T169">while in the playing state, </text:span><text:span text:style-name="T74">the settings icon shall </text:span><text:span text:style-name="T75">be </text:span><text:span text:style-name="T76">displayed</text:span></text:p>
        </text:list-item>
        <text:list-item>
          <text:p text:style-name="P125"><text:span text:style-name="T158">when</text:span><text:span text:style-name="T76"> the mouse is over </text:span><text:span text:style-name="T158">it</text:span><text:span text:style-name="T76">, the settings icon shall </text:span><text:span text:style-name="T158">be</text:span><text:span text:style-name="T76"> highlight</text:span><text:span text:style-name="T159">ed</text:span></text:p>
        </text:list-item>
        <text:list-item>
          <text:p text:style-name="P125"><text:span text:style-name="T158">when the mouse is not over it,</text:span><text:span text:style-name="T76"> the settings icon shall </text:span><text:span text:style-name="T158">be</text:span><text:span text:style-name="T76"> dim</text:span><text:span text:style-name="T160">med</text:span></text:p>
        </text:list-item>
        <text:list-item>
          <text:p text:style-name="P127"><text:span text:style-name="T175">when the settings icon is clicked, </text:span><text:span text:style-name="T174">value of the isPlaying variable shall be False</text:span></text:p>
        </text:list-item>
        <text:list-item>
          <text:p text:style-name="P125"><text:span text:style-name="T169">when</text:span><text:span text:style-name="T171"> the settings icon is clicked, the </text:span><text:span text:style-name="T169">game shall be in the settings state</text:span></text:p>
        </text:list-item>
        <text:list-item>
          <text:p text:style-name="P126"><text:span text:style-name="T172">while in the settings state, </text:span><text:span text:style-name="T173">for all spawn points, creeps and towers, the speed state shall be pause</text:span></text:p>
        </text:list-item>
        <text:list-item>
          <text:p text:style-name="P128">while in the settings state, the game shall display the Resume button</text:p>
        </text:list-item>
        <text:list-item>
          <text:p text:style-name="P128">while in the settings state, the game shall display the Restart Level button</text:p>
        </text:list-item>
        <text:list-item>
          <text:p text:style-name="P128">while in the settings state, the game shall display the Return to Main menu button</text:p>
        </text:list-item>
        <text:list-item>
          <text:p text:style-name="P128">while in the settings state, the game shall display the Quit Game button</text:p>
        </text:list-item>
        <text:list-item>
          <text:p text:style-name="P128">when the Resume button is clicked on, <text:span text:style-name="T174">the value of the isPlaying variable shall be True</text:span></text:p>
        </text:list-item>
      </text:list>
      <text:p text:style-name="P12"/>
      <text:p text:style-name="P12"/>
      <text:p text:style-name="P6">Game over screen</text:p>
      <text:list xml:id="list3469908615" text:style-name="L28">
        <text:list-item>
          <text:p text:style-name="P45">while in the game over state, the game shall display the Restart Level button</text:p>
        </text:list-item>
        <text:list-item>
          <text:p text:style-name="P45">while in the game over state, the game shall display the Return to Main Menu button</text:p>
        </text:list-item>
        <text:list-item>
          <text:p text:style-name="P48">while in the game over state, the game shall display the Quit Game button</text:p>
        </text:list-item>
        <text:list-item>
          <text:p text:style-name="P45">while in the game over state, the game shall display the value of the variable surviveWave</text:p>
        </text:list-item>
        <text:list-item>
          <text:p text:style-name="P46">when the Return to Main Menu button is clicked on, the game shall be in the main menu state</text:p>
        </text:list-item>
        <text:list-item>
          <text:p text:style-name="P46">when the Restart Level button clicked on, the game shall be in the playing state</text:p>
        </text:list-item>
        <text:list-item>
          <text:p text:style-name="P132">The value of selectedLevel is not set as it was set when first playing the level</text:p>
        </text:list-item>
      </text:list>
      <text:p text:style-name="P18"/>
      <text:p text:style-name="P6">Level complete screen</text:p>
      <text:list xml:id="list1347717355" text:style-name="L29">
        <text:list-item>
          <text:p text:style-name="P129"><text:span text:style-name="T53">while in the </text:span><text:span text:style-name="T54">level clear</text:span><text:span text:style-name="T53"> state, the game shall display the Restart Level button</text:span></text:p>
        </text:list-item>
        <text:list-item>
          <text:p text:style-name="P129"><text:span text:style-name="T53">while in the </text:span><text:span text:style-name="T55">l</text:span><text:span text:style-name="T54">evel </text:span><text:span text:style-name="T55">c</text:span><text:span text:style-name="T54">lear </text:span><text:span text:style-name="T55">state</text:span><text:span text:style-name="T53">, the game shall display the Return to Main Menu button</text:span></text:p>
        </text:list-item>
        <text:list-item>
          <text:p text:style-name="P49">while in the level clear state, the game shall display the Quit Game button</text:p>
        </text:list-item>
        <text:list-item>
          <text:p text:style-name="P47">when the Restart Level button clicked on, the game shall be in the playing state</text:p>
        </text:list-item>
        <text:list-item>
          <text:p text:style-name="P47">when the Return to Main Menu button is clicked on, the game shall be in the main menu state</text:p>
        </text:list-item>
      </text:list>
      <text:p text:style-name="P18">The value of selectedLevel is not set as it was set when first playing the lev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9T11:32:55.439000000</meta:creation-date>
    <meta:generator>LibreOffice/6.4.7.2$Windows_X86_64 LibreOffice_project/639b8ac485750d5696d7590a72ef1b496725cfb5</meta:generator>
    <dc:date>2021-12-01T19:45:36.080000000</dc:date>
    <meta:editing-duration>P1DT2H51M53S</meta:editing-duration>
    <meta:editing-cycles>247</meta:editing-cycles>
    <meta:document-statistic meta:table-count="0" meta:image-count="0" meta:object-count="0" meta:page-count="5" meta:paragraph-count="170" meta:word-count="2734" meta:character-count="13852" meta:non-whitespace-character-count="11428"/>
  </office:meta>
</office:document-meta>
</file>